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anish residua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ve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/>
        </table:table-row>
        <table:table-row table:style-name="ro1">
          <table:table-cell office:value-type="string" calcext:value-type="string">
            <text:p>sentence number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sentence number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2799.718269" calcext:value-type="float">
            <text:p>152799.7182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44452.77075" calcext:value-type="float">
            <text:p>-44452.770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197.937261" calcext:value-type="float">
            <text:p>125197.93726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78528.183215" calcext:value-type="float">
            <text:p>-78528.183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604.499278" calcext:value-type="float">
            <text:p>196604.4992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69176.672235" calcext:value-type="float">
            <text:p>-69176.6722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455.349726" calcext:value-type="float">
            <text:p>61455.3497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79774.865708" calcext:value-type="float">
            <text:p>-79774.8657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3634.718269" calcext:value-type="float">
            <text:p>233634.7182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51151.135736" calcext:value-type="float">
            <text:p>-51151.1357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575.032218" calcext:value-type="float">
            <text:p>49575.0322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46349.526241" calcext:value-type="float">
            <text:p>-46349.5262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7407.207289" calcext:value-type="float">
            <text:p>197407.20728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45174.843748" calcext:value-type="float">
            <text:p>-45174.8437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8897.130734" calcext:value-type="float">
            <text:p>268897.1307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46189.916745" calcext:value-type="float">
            <text:p>-46189.9167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3581.057737" calcext:value-type="float">
            <text:p>123581.0577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39025.234252" calcext:value-type="float">
            <text:p>-39025.2342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719.130734" calcext:value-type="float">
            <text:p>42719.13073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74108.354728" calcext:value-type="float">
            <text:p>-74108.3547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2427.484433" calcext:value-type="float">
            <text:p>122427.4844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73601.891226" calcext:value-type="float">
            <text:p>-73601.8912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8926.480875" calcext:value-type="float">
            <text:p>118926.48087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67535.745232" calcext:value-type="float">
            <text:p>-67535.7452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6868.966337" calcext:value-type="float">
            <text:p>146868.96633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-80284.446127" calcext:value-type="float">
            <text:p>-80284.446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282.327765" calcext:value-type="float">
            <text:p>52282.32776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-46298.183215" calcext:value-type="float">
            <text:p>-46298.1832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8941.49572" calcext:value-type="float">
            <text:p>38941.4957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-52713.989742" calcext:value-type="float">
            <text:p>-52713.9897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9155.473759" calcext:value-type="float">
            <text:p>49155.47375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-46814.818229" calcext:value-type="float">
            <text:p>-46814.8182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705.349726" calcext:value-type="float">
            <text:p>45705.34972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-52972.062739" calcext:value-type="float">
            <text:p>-52972.0627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27894.838745" calcext:value-type="float">
            <text:p>327894.8387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144727.668677" calcext:value-type="float">
            <text:p>-144727.6686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5426.524796" calcext:value-type="float">
            <text:p>155426.52479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-127512.230694" calcext:value-type="float">
            <text:p>-127512.230694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-42371.256212" calcext:value-type="float">
            <text:p>-42371.256212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-43728.77075" calcext:value-type="float">
            <text:p>-43728.77075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-50452.989742" calcext:value-type="float">
            <text:p>-50452.989742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-55140.157697" calcext:value-type="float">
            <text:p>-55140.157697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-42679.234252" calcext:value-type="float">
            <text:p>-42679.234252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-49244.208733" calcext:value-type="float">
            <text:p>-49244.208733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-54648.989742" calcext:value-type="float">
            <text:p>-54648.989742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-56604.599238" calcext:value-type="float">
            <text:p>-56604.599238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-89682.719714" calcext:value-type="float">
            <text:p>-89682.719714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-67103.599238" calcext:value-type="float">
            <text:p>-67103.599238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-81675.354728" calcext:value-type="float">
            <text:p>-81675.354728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-48432.500722" calcext:value-type="float">
            <text:p>-48432.500722</text:p>
          </table:table-cell>
        </table:table-row>
      </table:table>
      <table:table table:name="French residua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tive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/>
        </table:table-row>
        <table:table-row table:style-name="ro1">
          <table:table-cell office:value-type="string" calcext:value-type="string">
            <text:p>sentence number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sentence number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463.266176" calcext:value-type="float">
            <text:p>137463.2661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9200.465432" calcext:value-type="float">
            <text:p>-29200.4654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67.259364" calcext:value-type="float">
            <text:p>36067.2593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24548.830101" calcext:value-type="float">
            <text:p>-24548.830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713.534568" calcext:value-type="float">
            <text:p>31713.5345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40712.373697" calcext:value-type="float">
            <text:p>-40712.3736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012.988701" calcext:value-type="float">
            <text:p>42012.9887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24591.557167" calcext:value-type="float">
            <text:p>-24591.5571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525.35564" calcext:value-type="float">
            <text:p>60525.355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22373.103034" calcext:value-type="float">
            <text:p>-22373.1030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5053.17217" calcext:value-type="float">
            <text:p>115053.172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30090.284233" calcext:value-type="float">
            <text:p>-30090.2842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38.805231" calcext:value-type="float">
            <text:p>22938.80523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22732.830101" calcext:value-type="float">
            <text:p>-22732.8301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7776.174441" calcext:value-type="float">
            <text:p>107776.17444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45258.004487" calcext:value-type="float">
            <text:p>-45258.0044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562.628574" calcext:value-type="float">
            <text:p>34562.62857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27362.187957" calcext:value-type="float">
            <text:p>-27362.1879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216.17217" calcext:value-type="float">
            <text:p>135216.1721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32795.825559" calcext:value-type="float">
            <text:p>-32795.825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362.722579" calcext:value-type="float">
            <text:p>23362.7225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59850.46089" calcext:value-type="float">
            <text:p>-59850.460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973.988701" calcext:value-type="float">
            <text:p>65973.98870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26973.738366" calcext:value-type="float">
            <text:p>-26973.7383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913.718038" calcext:value-type="float">
            <text:p>26913.71803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-25057.830101" calcext:value-type="float">
            <text:p>-25057.8301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971.626303" calcext:value-type="float">
            <text:p>65971.62630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-25772.646631" calcext:value-type="float">
            <text:p>-25772.6466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1695.078165" calcext:value-type="float">
            <text:p>31695.07816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-22324.192498" calcext:value-type="float">
            <text:p>-22324.1924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616.988701" calcext:value-type="float">
            <text:p>27616.98870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-21186.465432" calcext:value-type="float">
            <text:p>-21186.46543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886.17217" calcext:value-type="float">
            <text:p>41886.1721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-52760.552625" calcext:value-type="float">
            <text:p>-52760.5526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415.715767" calcext:value-type="float">
            <text:p>59415.71576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-24825.103034" calcext:value-type="float">
            <text:p>-24825.1030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689.532297" calcext:value-type="float">
            <text:p>42689.53229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23714.284233" calcext:value-type="float">
            <text:p>-23714.2842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252.078165" calcext:value-type="float">
            <text:p>28252.07816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-23045.830101" calcext:value-type="float">
            <text:p>-23045.8301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9345.993242" calcext:value-type="float">
            <text:p>119345.99324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21852.648902" calcext:value-type="float">
            <text:p>-21852.6489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8820.169899" calcext:value-type="float">
            <text:p>38820.16989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45709.733824" calcext:value-type="float">
            <text:p>-45709.7338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1743.988701" calcext:value-type="float">
            <text:p>51743.98870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31692.738366" calcext:value-type="float">
            <text:p>-31692.7383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734.259364" calcext:value-type="float">
            <text:p>37734.2593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41031.823288" calcext:value-type="float">
            <text:p>-41031.82328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579.906049" calcext:value-type="float">
            <text:p>26579.90604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22938.554896" calcext:value-type="float">
            <text:p>-22938.5548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5837.080435" calcext:value-type="float">
            <text:p>55837.08043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23989.738366" calcext:value-type="float">
            <text:p>-23989.7383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282.713496" calcext:value-type="float">
            <text:p>26282.71349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-30641.192498" calcext:value-type="float">
            <text:p>-30641.1924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852.078165" calcext:value-type="float">
            <text:p>31852.07816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-22774.738366" calcext:value-type="float">
            <text:p>-22774.7383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465.445104" calcext:value-type="float">
            <text:p>21465.44510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-34798.82783" calcext:value-type="float">
            <text:p>-34798.827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5564.809773" calcext:value-type="float">
            <text:p>65564.80977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-33409.281962" calcext:value-type="float">
            <text:p>-33409.28196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718.445104" calcext:value-type="float">
            <text:p>30718.44510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-39204.373697" calcext:value-type="float">
            <text:p>-39204.37369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544.351098" calcext:value-type="float">
            <text:p>21544.35109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-41110.917294" calcext:value-type="float">
            <text:p>-41110.9172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0024.807502" calcext:value-type="float">
            <text:p>30024.80750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-59483.727012" calcext:value-type="float">
            <text:p>-59483.7270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4466.990971" calcext:value-type="float">
            <text:p>54466.99097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-22667.375968" calcext:value-type="float">
            <text:p>-22667.37596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5221.078165" calcext:value-type="float">
            <text:p>65221.07816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-35807.100763" calcext:value-type="float">
            <text:p>-35807.10076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867.626303" calcext:value-type="float">
            <text:p>22867.62630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-29677.192498" calcext:value-type="float">
            <text:p>-29677.1924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9525.445104" calcext:value-type="float">
            <text:p>49525.44510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-28766.554896" calcext:value-type="float">
            <text:p>-28766.55489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3934.896966" calcext:value-type="float">
            <text:p>43934.896966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-41157.554896" calcext:value-type="float">
            <text:p>-41157.5548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8306.990971" calcext:value-type="float">
            <text:p>118306.99097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-29995.82783" calcext:value-type="float">
            <text:p>-29995.827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2205.990971" calcext:value-type="float">
            <text:p>102205.99097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-31690.373697" calcext:value-type="float">
            <text:p>-31690.37369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0718.532297" calcext:value-type="float">
            <text:p>50718.53229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-21563.009029" calcext:value-type="float">
            <text:p>-21563.00902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0715.993242" calcext:value-type="float">
            <text:p>90715.99324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-44336.554896" calcext:value-type="float">
            <text:p>-44336.554896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-32670.823288" calcext:value-type="float">
            <text:p>-32670.823288</text:p>
          </table:table-cell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-34100.006758" calcext:value-type="float">
            <text:p>-34100.006758</text:p>
          </table:table-cell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-26599.554896" calcext:value-type="float">
            <text:p>-26599.554896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-33803.009029" calcext:value-type="float">
            <text:p>-33803.009029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-34185.279692" calcext:value-type="float">
            <text:p>-34185.279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1:06:22.692213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0:29:38.016418655</meta:creation-date>
    <dc:date>2019-08-28T11:43:08.213932188</dc:date>
    <meta:editing-duration>PT40M48S</meta:editing-duration>
    <meta:editing-cycles>4</meta:editing-cycles>
    <meta:generator>LibreOffice/6.0.7.3$Linux_X86_64 LibreOffice_project/00m0$Build-3</meta:generator>
    <meta:document-statistic meta:table-count="2" meta:cell-count="290" meta:object-count="0"/>
  </office:meta>
</office:document-meta>
</file>